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46f7" officeooo:paragraph-rsid="001b46f7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deb91" style:font-style-asian="normal" style:font-weight-asian="normal"/>
    </style:style>
    <style:style style:name="T4" style:family="text">
      <style:text-properties officeooo:rsid="001b46f7"/>
    </style:style>
    <style:style style:name="T5" style:family="text">
      <style:text-properties officeooo:rsid="001d2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19th</text:span> of <text:span text:style-name="T4">April</text:span> 202<text:span text:style-name="T4">2</text:span> under the <text:span text:style-name="T4">12th</text:span> PA Meeting.</text:p>
      <text:p text:style-name="P1"/>
      <text:p text:style-name="P1">The Assembly, recognising the current situation,</text:p>
      <text:p text:style-name="P1"/>
      <text:p text:style-name="P2">Constitutes the need to amend the <text:span text:style-name="T5">WHS of Spiral City to only be the builds and village, instead of the entire desert.</text:span>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12-2: To amend the WH</text:span><text:span text:style-name="T3">S</text:span><text:span text:style-name="T2"> </text:span><text:span text:style-name="T3">of Spiral City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0T21:32:05.628954723</dc:date>
    <meta:editing-duration>PT5M53S</meta:editing-duration>
    <meta:editing-cycles>7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7" meta:word-count="57" meta:character-count="326" meta:non-whitespace-character-count="276"/>
  </office:meta>
</office:document-meta>
</file>